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9777" officeooo:paragraph-rsid="000d9777"/>
    </style:style>
    <style:style style:name="P2" style:family="paragraph" style:parent-style-name="Standard">
      <style:text-properties officeooo:rsid="000da8f0" officeooo:paragraph-rsid="000da8f0"/>
    </style:style>
    <style:style style:name="P3" style:family="paragraph" style:parent-style-name="Standard">
      <style:text-properties officeooo:rsid="000f4f28" officeooo:paragraph-rsid="000f4f28"/>
    </style:style>
    <style:style style:name="P4" style:family="paragraph" style:parent-style-name="Standard">
      <style:text-properties officeooo:rsid="00106af1" officeooo:paragraph-rsid="00106af1"/>
    </style:style>
    <style:style style:name="P5" style:family="paragraph" style:parent-style-name="Standard">
      <style:text-properties officeooo:rsid="00125db7" officeooo:paragraph-rsid="00125db7"/>
    </style:style>
    <style:style style:name="P6" style:family="paragraph" style:parent-style-name="Standard">
      <style:text-properties officeooo:rsid="001330a0" officeooo:paragraph-rsid="001330a0"/>
    </style:style>
    <style:style style:name="P7" style:family="paragraph" style:parent-style-name="Standard">
      <style:text-properties officeooo:rsid="0014cbf6" officeooo:paragraph-rsid="0014cbf6"/>
    </style:style>
    <style:style style:name="P8" style:family="paragraph" style:parent-style-name="Standard">
      <style:text-properties officeooo:rsid="00168e0d" officeooo:paragraph-rsid="00168e0d"/>
    </style:style>
    <style:style style:name="P9" style:family="paragraph" style:parent-style-name="Standard">
      <style:text-properties officeooo:rsid="001330a0" officeooo:paragraph-rsid="001330a0"/>
    </style:style>
    <style:style style:name="P10" style:family="paragraph" style:parent-style-name="Standard">
      <style:text-properties officeooo:rsid="001a4035" officeooo:paragraph-rsid="001a4035"/>
    </style:style>
    <style:style style:name="P11" style:family="paragraph" style:parent-style-name="Standard">
      <style:text-properties officeooo:rsid="0014cbf6" officeooo:paragraph-rsid="0014cbf6"/>
    </style:style>
    <style:style style:name="P12" style:family="paragraph" style:parent-style-name="Standard">
      <style:text-properties officeooo:rsid="001b004d" officeooo:paragraph-rsid="001b004d"/>
    </style:style>
    <style:style style:name="P13" style:family="paragraph" style:parent-style-name="Standard">
      <style:text-properties officeooo:rsid="00106af1" officeooo:paragraph-rsid="001b0d00"/>
    </style:style>
    <style:style style:name="P14" style:family="paragraph" style:parent-style-name="Standard">
      <style:text-properties officeooo:rsid="001b37d7" officeooo:paragraph-rsid="001b37d7"/>
    </style:style>
    <style:style style:name="P15" style:family="paragraph" style:parent-style-name="Standard">
      <style:text-properties officeooo:rsid="001c7952" officeooo:paragraph-rsid="001c7952"/>
    </style:style>
    <style:style style:name="T1" style:family="text">
      <style:text-properties officeooo:rsid="00106af1"/>
    </style:style>
    <style:style style:name="T2" style:family="text">
      <style:text-properties style:text-line-through-style="none" style:text-line-through-type="none"/>
    </style:style>
    <style:style style:name="T3" style:family="text">
      <style:text-properties fo:background-color="#ffff00" loext:char-shading-value="0"/>
    </style:style>
    <style:style style:name="T4" style:family="text">
      <style:text-properties officeooo:rsid="001330a0"/>
    </style:style>
    <style:style style:name="T5" style:family="text">
      <style:text-properties officeooo:rsid="00150b26"/>
    </style:style>
    <style:style style:name="T6" style:family="text">
      <style:text-properties officeooo:rsid="001c795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 the terminal, type “sudo su” to switch to root user, enter the password as prompted.</text:p>
      <text:p text:style-name="P1"/>
      <text:p text:style-name="P1">2. As root, run the instructions for rke2 install found here:</text:p>
      <text:p text:style-name="P1"><text:a xlink:type="simple" xlink:href="https://docs.rke2.io/install/quickstart" text:style-name="Internet_20_link" text:visited-style-name="Visited_20_Internet_20_Link">https://docs.rke2.io/install/quickstart</text:a></text:p>
      <text:p text:style-name="P1">Follow the server node instructions one computer and agent node on the other.</text:p>
      <text:p text:style-name="P2">When it asks you to get the token, scp it from the server node using this command, then copy it into the yaml file</text:p>
      <text:p text:style-name="P2"/>
      <text:p text:style-name="P2">scp /var/lib/rancher/rke2/server/token <text:a xlink:type="simple" xlink:href="mailto:capstone2@192.168.50.29" text:style-name="Internet_20_link" text:visited-style-name="Visited_20_Internet_20_Link">capstone2@192.168.50.29</text:a>:/home/capstone2</text:p>
      <text:p text:style-name="P2"/>
      <text:p text:style-name="P2"/>
      <text:p text:style-name="P3">3. To set up network file share (NFS), run the following on the server node, or whatever server you want to host the NFS.</text:p>
      <text:p text:style-name="P3"/>
      <text:p text:style-name="P3">sudo apt update</text:p>
      <text:p text:style-name="P3">sudo apt install nfs-kernel-server -y</text:p>
      <text:p text:style-name="P3">sudo mkdir -p /srv/nfs/kubedata</text:p>
      <text:p text:style-name="P3">sudo chown nobody:nogroup /srv/nfs/kubedata</text:p>
      <text:p text:style-name="P3">sudo chmod 777 /srv/nfs/kubedata</text:p>
      <text:p text:style-name="P3">echo "/srv/nfs/kubedata *(rw,sync,no_subtree_check,no_root_squash)" | sudo tee -a /etc/exports</text:p>
      <text:p text:style-name="P3">sudo exportfs -ra</text:p>
      <text:p text:style-name="P3"/>
      <text:p text:style-name="P3">4. <text:span text:style-name="T1">Update the pvc-setup.yaml file with the IP address of the NFS host, then run</text:span></text:p>
      <text:p text:style-name="P3"/>
      <text:p text:style-name="P4">kubectl apply<text:span text:style-name="T2"> f pv-setup.yaml</text:span></text:p>
      <text:p text:style-name="P4">kubectl apply<text:span text:style-name="T2"> f pvc-setup.yaml</text:span></text:p>
      <text:p text:style-name="P4"/>
      <text:p text:style-name="P4">Check that they worked with</text:p>
      <text:p text:style-name="P4"/>
      <text:p text:style-name="P4">kubectl get pv</text:p>
      <text:p text:style-name="P4">kubectl get pvc</text:p>
      <text:p text:style-name="P4"/>
      <text:p text:style-name="P4">5. Mount the nfs to all nodes by running the following on each. You can change the last part if you want the data somewhere else, or you can mount it multiple places if you want. <text:span text:style-name="T3">If the computer restarts this needs to be remounted. If it is not working when you come in, try this first.</text:span></text:p>
      <text:p text:style-name="P4"/>
      <text:p text:style-name="P8">If you are doing this on a computer where an nfs has not been previously mounted you may need to:</text:p>
      <text:p text:style-name="P8">sudo apt install nfs-common</text:p>
      <text:p text:style-name="P4"/>
      <text:p text:style-name="P5">mkdir <text:span text:style-name="T1">home/capstone/Desktop/cluster</text:span></text:p>
      <text:p text:style-name="P13">mount -t nfs <text:span text:style-name="T5">192.168.50.31:/exported/pcap</text:span> /home/capstone/Desktop/cluster</text:p>
      <text:p text:style-name="P4"/>
      <text:p text:style-name="P4"/>
      <text:p text:style-name="P4"/>
      <text:p text:style-name="P4"/>
      <text:p text:style-name="P4"/>
      <text:p text:style-name="P4"/>
      <text:p text:style-name="P4"/>
      <text:p text:style-name="P4"/>
      <text:p text:style-name="P6"><text:soft-page-break/>When you come in run the following to switch to root:</text:p>
      <text:p text:style-name="P6">sudo su</text:p>
      <text:p text:style-name="P10">password is: SandipRoy</text:p>
      <text:p text:style-name="P10"/>
      <text:p text:style-name="P12">run kubectl get nodes to check that all nodes are ready</text:p>
      <text:p text:style-name="P12">if not, turn the computers on and check again</text:p>
      <text:p text:style-name="P12"/>
      <text:p text:style-name="P12">run kubectl get pods to check that all pods are running</text:p>
      <text:p text:style-name="P12">you should have:</text:p>
      <text:p text:style-name="P12">nginx</text:p>
      <text:p text:style-name="P12">camera</text:p>
      <text:p text:style-name="P12">lidar</text:p>
      <text:p text:style-name="P12">2x zeek daemons</text:p>
      <text:p text:style-name="P12"/>
      <text:p text:style-name="P12">if not, run kubectl apply -f nameofyaml.yaml and check again</text:p>
      <text:p text:style-name="P6"/>
      <text:p text:style-name="P6">Navigate to the folder with the yaml files:</text:p>
      <text:p text:style-name="P6">cd /home/capstone/Desktop/livetracks</text:p>
      <text:p text:style-name="P6"/>
      <text:p text:style-name="P7">Open VS code as root:</text:p>
      <text:p text:style-name="P6">code --no-sandbox --user-data-dir capstone</text:p>
      <text:p text:style-name="P7">Within code navigate to and open home/capstone/Desktop/livetracks</text:p>
      <text:p text:style-name="P7"/>
      <text:p text:style-name="P12">paste your python script into <text:span text:style-name="T4">/home/capstone/Desktop/livetracks</text:span></text:p>
      <text:p text:style-name="P12">add : “python3 mypy.py” to the run-all.bash</text:p>
      <text:p text:style-name="P12"/>
      <text:p text:style-name="P12">from terminal inside of livetracks folder “bash run-all.bash”</text:p>
      <text:p text:style-name="P12"/>
      <text:p text:style-name="P14">troubleshooting tips:</text:p>
      <text:p text:style-name="P14"/>
      <text:p text:style-name="P14">if nodes are not ready, check that the computers are on</text:p>
      <text:p text:style-name="P14"/>
      <text:p text:style-name="P14">if pods are not all running, use kubectl apply command above</text:p>
      <text:p text:style-name="P14"/>
      <text:p text:style-name="P14">if camera and lidar containers are not outputting anything, make sure camera is plugged into child2, and lidar is plugged into child 1</text:p>
      <text:p text:style-name="P14"/>
      <text:p text:style-name="P14">if you want to control the cluster from child 1, you can ssh into the server node (child 2) with</text:p>
      <text:p text:style-name="P14"/>
      <text:p text:style-name="P14">ssh <text:a xlink:type="simple" xlink:href="mailto:capstone@198.162.50.22" text:style-name="Internet_20_link" text:visited-style-name="Visited_20_Internet_20_Link">capstone@198.162.50.22</text:a></text:p>
      <text:p text:style-name="P15">password: SandipRoy</text:p>
      <text:p text:style-name="P15"/>
      <text:p text:style-name="P15">the output files will be privileged, if you need to access them from the file explorer you can chmod recursively or launch a sudo file explorer using “nautilius .” and change the permissions in the properties section of the files from there</text:p>
      <text:p text:style-name="P15"/>
      <text:p text:style-name="P15">use kubectl decribe pod &lt;&lt;pod name&gt;&gt; to get details about pod-name</text:p>
      <text:p text:style-name="P15"/>
      <text:p text:style-name="P15">kubectl logs &lt;&lt;pod name&gt;&gt; to see output from logs within the pod</text:p>
      <text:p text:style-name="P7"><text:soft-page-break/></text:p>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17:02:23.782985932</meta:creation-date>
    <dc:date>2025-10-22T13:12:08.095421035</dc:date>
    <meta:editing-duration>PT1H8M29S</meta:editing-duration>
    <meta:editing-cycles>5</meta:editing-cycles>
    <meta:generator>LibreOffice/7.3.7.2$Linux_X86_64 LibreOffice_project/30$Build-2</meta:generator>
    <meta:document-statistic meta:table-count="0" meta:image-count="0" meta:object-count="0" meta:page-count="3" meta:paragraph-count="55" meta:word-count="497" meta:character-count="3059" meta:non-whitespace-character-count="2619"/>
  </office:meta>
</office:document-meta>
</file>